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itle">
      <style:text-properties officeooo:rsid="0027f827" officeooo:paragraph-rsid="0027f827"/>
    </style:style>
    <style:style style:name="P3" style:family="paragraph" style:parent-style-name="Text_20_body">
      <style:paragraph-properties fo:text-align="center" style:justify-single-word="false"/>
      <style:text-properties officeooo:rsid="0027f827" officeooo:paragraph-rsid="0027f827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7f827" officeooo:paragraph-rsid="0027f827" style:font-size-asian="11pt" style:font-size-complex="11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95efd" officeooo:paragraph-rsid="00295efd" style:font-size-asian="11pt" style:font-size-complex="11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ac38c" officeooo:paragraph-rsid="002ac38c" style:font-size-asian="11pt" style:font-size-complex="11pt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bb446" officeooo:paragraph-rsid="002bb446" style:font-size-asian="11pt" style:font-size-complex="11p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d1af1" officeooo:paragraph-rsid="002d1af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osing the Dance Floor</text:p>
      <text:p text:style-name="P3">When Dancing, the Floor Always Comes First.</text:p>
      <text:p text:style-name="P1"/>
      <text:p text:style-name="P4">A Dancer is not expecting to have a place to dance, it needs a place to dance.</text:p>
      <text:p text:style-name="P4">A Dancer is not allowing for dancing, it is specifically seeking it out.</text:p>
      <text:p text:style-name="P4">A Dancer does not have a means to dance unless there is a place to dance that is well-suited.</text:p>
      <text:p text:style-name="P5">A Dancer cannot allow a person to ask them dance without a place to dance between them.</text:p>
      <text:p text:style-name="P5">A Dancer cannot be encouraged to dance by itself, without a place to dance between them.</text:p>
      <text:p text:style-name="P5">A Dancer cannot be allowed to choose the music, when the music cannot be played.</text:p>
      <text:p text:style-name="P5">A Dancer cannot be allowed to change the music, if the music is being enjoyed by Dancers.</text:p>
      <text:p text:style-name="P5">A Dancer does not have a right to dance, the dance is where Dancers must agree.</text:p>
      <text:p text:style-name="P5">A Dancer does not have a means to agree, unless the dance can be demonstrated to all the Dancers.</text:p>
      <text:p text:style-name="P5">A Dancer does not have a reason to argue, unless they are wanting to Dance.</text:p>
      <text:p text:style-name="P5">A Dancer cannot allow a person who doesn’t Dance to decide what Dancing is.</text:p>
      <text:p text:style-name="P5">Dancing is where the Dance was made to go, not who is the leader of Dancing.</text:p>
      <text:p text:style-name="P5">A Dancer cannot be charged to always lead or always follow.</text:p>
      <text:p text:style-name="P5">A Dancer does not need to know the steps, but only to keep on time.</text:p>
      <text:p text:style-name="P5">A Dancer does not have a reason to keep on time, without a time to be kept. <text:s/>Music must have a beat that is rhythmic and metered.</text:p>
      <text:p text:style-name="P5">A Dancer cannot allow a motion to defeat the point of Dancing: to keep a place to dance between them.</text:p>
      <text:p text:style-name="P5">A Dancer cannot allow a dance to defeat the point of a place to dance, unless the Dancer wants to end the dance early.</text:p>
      <text:p text:style-name="P6">A Dancer does not have a way to return to Dancing without a reason to wear clothes.</text:p>
      <text:p text:style-name="P6">A Dancer does not have a way to dance if clothes were lost.</text:p>
      <text:p text:style-name="P7">A Dancer cannot find their clothes at a place where they can’t remember.</text:p>
      <text:p text:style-name="P7">A Dancer cannot return to Dance if the Dance Floor is not a safe place to Dance in the first place.</text:p>
      <text:p text:style-name="P7">A Dancer cannot be in a unsafe environment, and expect to have fun Dancing.</text:p>
      <text:p text:style-name="P7">A Dancer cannot be in a unsafe crowd, and expect to have fun Dancing.</text:p>
      <text:p text:style-name="P8">A Dancer cannot be allowed to make decisions while inebriated, not even about ending the dance early.</text:p>
      <text:p text:style-name="P8">A Dancer that cannot get home, is not in need of a lecture, but a good, reachable fri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5T00:15:35.399164586</dc:date>
    <meta:editing-duration>PT8M49S</meta:editing-duration>
    <meta:editing-cycles>7</meta:editing-cycles>
    <meta:generator>LibreOffice/5.4.6.2$Linux_X86_64 LibreOffice_project/40m0$Build-2</meta:generator>
    <meta:document-statistic meta:table-count="0" meta:image-count="0" meta:object-count="0" meta:page-count="1" meta:paragraph-count="27" meta:word-count="429" meta:character-count="2177" meta:non-whitespace-character-count="1774"/>
  </office:meta>
</office:document-meta>
</file>